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242d" officeooo:paragraph-rsid="001f242d"/>
    </style:style>
    <style:style style:name="P2" style:family="paragraph" style:parent-style-name="Standard">
      <style:text-properties fo:font-weight="normal" officeooo:rsid="001f242d" officeooo:paragraph-rsid="001f242d" style:font-weight-asian="normal" style:font-weight-complex="normal"/>
    </style:style>
    <style:style style:name="P3" style:family="paragraph" style:parent-style-name="Standard" style:list-style-name="L1">
      <style:text-properties fo:font-weight="normal" officeooo:rsid="001f242d" officeooo:paragraph-rsid="001f242d" style:font-weight-asian="normal" style:font-weight-complex="normal"/>
    </style:style>
    <style:style style:name="P4" style:family="paragraph" style:parent-style-name="Standard">
      <style:text-properties fo:font-weight="normal" officeooo:rsid="001f242d" officeooo:paragraph-rsid="002001c0" style:font-weight-asian="normal" style:font-weight-complex="normal"/>
    </style:style>
    <style:style style:name="T1" style:family="text">
      <style:text-properties officeooo:rsid="002001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Zero</text:p>
      <text:p text:style-name="P1"/>
      <text:p text:style-name="P1">“How to make a bow!”</text:p>
      <text:p text:style-name="P1"/>
      <text:list xml:id="list8361506036802101463" text:style-name="L1">
        <text:list-item>
          <text:p text:style-name="P3">What you need</text:p>
        </text:list-item>
        <text:list-item>
          <text:p text:style-name="P3">Description</text:p>
        </text:list-item>
        <text:list-item>
          <text:p text:style-name="P3">Images</text:p>
        </text:list-item>
        <text:list-item>
          <text:p text:style-name="P3">Videos</text:p>
        </text:list-item>
      </text:list>
      <text:p text:style-name="P2"/>
      <text:p text:style-name="P2">Self Bow:</text:p>
      <text:p text:style-name="P2">-“A self bow is a bow made from a single piece of wood. An effective self bow can be made from widely available materials in most parts of the world. Typically a self bow should take no longer than a day to make. It is necessary that the bow is the height of the archer if they are to allow a long draw.”</text:p>
      <text:p text:style-name="P2"/>
      <text:p text:style-name="P4">- “<text:span text:style-name="T1">It is important when selecting a piece of wood to be sure that the grain is relatively straight. Dense, hard woods are almost always better than soft woods because they are able to store energy better. Suitable woods are: Hickory, Osage Orange, Yew, Palm, Maple, Ash, Elm, and O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36:05.343047705</meta:creation-date>
    <dc:date>2017-02-02T17:59:20.905526727</dc:date>
    <meta:editing-duration>PT2M55S</meta:editing-duration>
    <meta:editing-cycles>1</meta:editing-cycles>
    <meta:generator>LibreOffice/5.1.4.2$Linux_X86_64 LibreOffice_project/10m0$Build-2</meta:generator>
    <meta:document-statistic meta:table-count="0" meta:image-count="0" meta:object-count="0" meta:page-count="1" meta:paragraph-count="9" meta:word-count="132" meta:character-count="671" meta:non-whitespace-character-count="551"/>
  </office:meta>
</office:document-meta>
</file>